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rsid="0013932f" officeooo:paragraph-rsid="0013932f"/>
    </style:style>
    <style:style style:name="P2" style:family="paragraph" style:parent-style-name="Arabic">
      <style:text-properties officeooo:rsid="0014f32c" officeooo:paragraph-rsid="0014f32c"/>
    </style:style>
    <style:style style:name="P3" style:family="paragraph" style:parent-style-name="Arabic">
      <style:text-properties officeooo:rsid="0014f32c" officeooo:paragraph-rsid="00155895"/>
    </style:style>
    <style:style style:name="P4" style:family="paragraph" style:parent-style-name="Arabic">
      <style:text-properties officeooo:rsid="00155895" officeooo:paragraph-rsid="00155895"/>
    </style:style>
    <style:style style:name="P5" style:family="paragraph" style:parent-style-name="Arabic">
      <style:text-properties officeooo:rsid="00180e5b" officeooo:paragraph-rsid="00180e5b"/>
    </style:style>
    <style:style style:name="P6" style:family="paragraph" style:parent-style-name="Arabic">
      <style:text-properties officeooo:rsid="001d603b" officeooo:paragraph-rsid="00180e5b"/>
    </style:style>
    <style:style style:name="P7" style:family="paragraph" style:parent-style-name="Arabic">
      <style:text-properties officeooo:rsid="001d603b" officeooo:paragraph-rsid="001d603b"/>
    </style:style>
    <style:style style:name="P8" style:family="paragraph" style:parent-style-name="Arabic">
      <style:text-properties officeooo:rsid="001d6d0f" officeooo:paragraph-rsid="001d6d0f"/>
    </style:style>
    <style:style style:name="P9" style:family="paragraph" style:parent-style-name="Arabic">
      <style:text-properties officeooo:rsid="001f9e52" officeooo:paragraph-rsid="001f9e52"/>
    </style:style>
    <style:style style:name="P10" style:family="paragraph" style:parent-style-name="Arabic">
      <style:text-properties officeooo:rsid="001fff3e" officeooo:paragraph-rsid="001fff3e"/>
    </style:style>
    <style:style style:name="P11" style:family="paragraph" style:parent-style-name="Arabic">
      <style:text-properties officeooo:rsid="002522bd" officeooo:paragraph-rsid="002522bd"/>
    </style:style>
    <style:style style:name="P12" style:family="paragraph" style:parent-style-name="Arabic">
      <style:text-properties officeooo:rsid="00259dc7" officeooo:paragraph-rsid="00259dc7"/>
    </style:style>
    <style:style style:name="P13" style:family="paragraph" style:parent-style-name="Arabic">
      <style:text-properties officeooo:rsid="0026488e" officeooo:paragraph-rsid="0026488e"/>
    </style:style>
    <style:style style:name="P14" style:family="paragraph" style:parent-style-name="Arabic">
      <style:text-properties officeooo:rsid="00278f69" officeooo:paragraph-rsid="00278f69"/>
    </style:style>
    <style:style style:name="P15" style:family="paragraph" style:parent-style-name="Arabic">
      <style:text-properties officeooo:rsid="00288c85" officeooo:paragraph-rsid="00288c85"/>
    </style:style>
    <style:style style:name="P16" style:family="paragraph" style:parent-style-name="Arabic">
      <style:text-properties officeooo:rsid="002a8a52" officeooo:paragraph-rsid="002a8a52"/>
    </style:style>
    <style:style style:name="P17" style:family="paragraph" style:parent-style-name="Arabic">
      <style:text-properties officeooo:rsid="002b8d1b" officeooo:paragraph-rsid="002b8d1b"/>
    </style:style>
    <style:style style:name="P18" style:family="paragraph" style:parent-style-name="Arabic">
      <style:text-properties officeooo:rsid="002d2aa1" officeooo:paragraph-rsid="002d2aa1"/>
    </style:style>
    <style:style style:name="P19" style:family="paragraph" style:parent-style-name="Arabic">
      <style:text-properties officeooo:rsid="002f03f2" officeooo:paragraph-rsid="002f03f2"/>
    </style:style>
    <style:style style:name="P20" style:family="paragraph" style:parent-style-name="Arabic">
      <style:text-properties officeooo:rsid="002fd315" officeooo:paragraph-rsid="002fd315"/>
    </style:style>
    <style:style style:name="P21" style:family="paragraph" style:parent-style-name="Arabic">
      <style:text-properties officeooo:rsid="00311001" officeooo:paragraph-rsid="00311001"/>
    </style:style>
    <style:style style:name="P22" style:family="paragraph" style:parent-style-name="Arabic">
      <style:text-properties officeooo:rsid="0033cc81" officeooo:paragraph-rsid="0033cc81"/>
    </style:style>
    <style:style style:name="P23" style:family="paragraph" style:parent-style-name="Arabic">
      <style:text-properties officeooo:rsid="0034620d" officeooo:paragraph-rsid="0034620d"/>
    </style:style>
    <style:style style:name="P24" style:family="paragraph" style:parent-style-name="Arabic">
      <style:text-properties officeooo:rsid="0035ef20" officeooo:paragraph-rsid="0035ef20"/>
    </style:style>
    <style:style style:name="P25" style:family="paragraph" style:parent-style-name="Arabic">
      <style:text-properties officeooo:rsid="0037b893" officeooo:paragraph-rsid="0037b893"/>
    </style:style>
    <style:style style:name="P26" style:family="paragraph" style:parent-style-name="Arabic">
      <style:text-properties officeooo:rsid="0038f0f3" officeooo:paragraph-rsid="0038f0f3"/>
    </style:style>
    <style:style style:name="P27" style:family="paragraph" style:parent-style-name="Arabic">
      <style:text-properties officeooo:rsid="0039c2e7" officeooo:paragraph-rsid="0039c2e7"/>
    </style:style>
    <style:style style:name="P28" style:family="paragraph" style:parent-style-name="Arabic">
      <style:text-properties officeooo:rsid="003a473a" officeooo:paragraph-rsid="003a473a"/>
    </style:style>
    <style:style style:name="P29" style:family="paragraph" style:parent-style-name="Arabic">
      <style:text-properties officeooo:rsid="003b8193" officeooo:paragraph-rsid="003b8193"/>
    </style:style>
    <style:style style:name="P30" style:family="paragraph" style:parent-style-name="Arabic">
      <style:text-properties officeooo:rsid="003c7951" officeooo:paragraph-rsid="003c7951"/>
    </style:style>
    <style:style style:name="P31" style:family="paragraph" style:parent-style-name="Arabic">
      <style:text-properties officeooo:rsid="003e01df" officeooo:paragraph-rsid="003e01df"/>
    </style:style>
    <style:style style:name="P32" style:family="paragraph" style:parent-style-name="Arabic">
      <style:text-properties officeooo:rsid="003e01df" officeooo:paragraph-rsid="0040a043"/>
    </style:style>
    <style:style style:name="P33" style:family="paragraph" style:parent-style-name="Arabic">
      <style:text-properties officeooo:rsid="0040a043" officeooo:paragraph-rsid="0040a043"/>
    </style:style>
    <style:style style:name="P34" style:family="paragraph" style:parent-style-name="Arabic">
      <style:text-properties officeooo:rsid="0041f2b7" officeooo:paragraph-rsid="0041f2b7"/>
    </style:style>
    <style:style style:name="P35" style:family="paragraph" style:parent-style-name="Arabic">
      <style:text-properties officeooo:rsid="003ea773" officeooo:paragraph-rsid="003ea773"/>
    </style:style>
    <style:style style:name="P36" style:family="paragraph" style:parent-style-name="Arabic">
      <style:text-properties officeooo:rsid="0040a043" officeooo:paragraph-rsid="0040a043"/>
    </style:style>
    <style:style style:name="P37" style:family="paragraph" style:parent-style-name="Arabic">
      <style:text-properties officeooo:rsid="0043a4c9" officeooo:paragraph-rsid="0043a4c9"/>
    </style:style>
    <style:style style:name="P38" style:family="paragraph" style:parent-style-name="Arabic">
      <style:text-properties officeooo:rsid="0044f659" officeooo:paragraph-rsid="0044f659"/>
    </style:style>
    <style:style style:name="P39" style:family="paragraph" style:parent-style-name="Arabic">
      <style:text-properties officeooo:rsid="0047be5c" officeooo:paragraph-rsid="0047be5c"/>
    </style:style>
    <style:style style:name="P40" style:family="paragraph" style:parent-style-name="Arabic">
      <style:text-properties officeooo:rsid="00486025" officeooo:paragraph-rsid="00486025"/>
    </style:style>
    <style:style style:name="T1" style:family="text">
      <style:text-properties officeooo:rsid="0014f32c"/>
    </style:style>
    <style:style style:name="T2" style:family="text">
      <style:text-properties officeooo:rsid="00155895"/>
    </style:style>
    <style:style style:name="T3" style:family="text">
      <style:text-properties officeooo:rsid="0016517a"/>
    </style:style>
    <style:style style:name="T4" style:family="text">
      <style:text-properties officeooo:rsid="0019eecd"/>
    </style:style>
    <style:style style:name="T5" style:family="text">
      <style:text-properties officeooo:rsid="001d6d0f"/>
    </style:style>
    <style:style style:name="T6" style:family="text">
      <style:text-properties officeooo:rsid="001fff3e"/>
    </style:style>
    <style:style style:name="T7" style:family="text">
      <style:text-properties officeooo:rsid="0021e595"/>
    </style:style>
    <style:style style:name="T8" style:family="text">
      <style:text-properties officeooo:rsid="0023cd29"/>
    </style:style>
    <style:style style:name="T9" style:family="text">
      <style:text-properties officeooo:rsid="00259dc7"/>
    </style:style>
    <style:style style:name="T10" style:family="text">
      <style:text-properties officeooo:rsid="00268f6c"/>
    </style:style>
    <style:style style:name="T11" style:family="text">
      <style:text-properties officeooo:rsid="002b8d1b"/>
    </style:style>
    <style:style style:name="T12" style:family="text">
      <style:text-properties officeooo:rsid="002f03f2"/>
    </style:style>
    <style:style style:name="T13" style:family="text">
      <style:text-properties officeooo:rsid="00311001"/>
    </style:style>
    <style:style style:name="T14" style:family="text">
      <style:text-properties officeooo:rsid="0031186b"/>
    </style:style>
    <style:style style:name="T15" style:family="text">
      <style:text-properties officeooo:rsid="0034620d"/>
    </style:style>
    <style:style style:name="T16" style:family="text">
      <style:text-properties officeooo:rsid="00348d5d"/>
    </style:style>
    <style:style style:name="T17" style:family="text">
      <style:text-properties officeooo:rsid="0037b893"/>
    </style:style>
    <style:style style:name="T18" style:family="text">
      <style:text-properties officeooo:rsid="00390184"/>
    </style:style>
    <style:style style:name="T19" style:family="text">
      <style:text-properties officeooo:rsid="0040a043"/>
    </style:style>
    <style:style style:name="T20" style:family="text">
      <style:text-properties officeooo:rsid="0044f6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1</text:p>
      <text:p text:style-name="P1">بِسِْمِلَهِ اَوَّلِ</text:p>
      <text:p text:style-name="P1">پْوِكِ اَسِيُ مِثَلِ</text:p>
      <text:p text:style-name="P1">بِنْڠُ نْجِمَ مْفَضِلِ</text:p>
      <text:p text:style-name="P1">رِيُ اَلُتَنْرِكِوَ</text:p>
      <text:p text:style-name="P1"/>
      <text:p text:style-name="P1">#2</text:p>
      <text:p text:style-name="P1">بِسْمِل<text:span text:style-name="T3">َ</text:span>هِ اِخْوَانِ</text:p>
      <text:p text:style-name="P1">پَمِ نَأ<text:span text:style-name="T3">َ</text:span>رَاحَمَنِ</text:p>
      <text:p text:style-name="P1">نَأ<text:span text:style-name="T3">َ</text:span>رَاحِيْمِ يُوَانِ</text:p>
      <text:p text:style-name="P1">رِيُ يَلُ<text:span text:style-name="T3">تَ</text:span>غُلِىَ</text:p>
      <text:p text:style-name="P1"/>
      <text:p text:style-name="P1">#3</text:p>
      <text:p text:style-name="P1">كَتِكَ سِكٔ رُزَنْڠُ</text:p>
      <text:p text:style-name="P1">كْو<text:span text:style-name="T1">ِ</text:span>رَا مَتِنْبِ<text:span text:style-name="T1">زِ كْوَنْڠُ</text:span></text:p>
      <text:p text:style-name="P2">نِوَاپِ خَبَارِ يَنْڠُ</text:p>
      <text:p text:style-name="P2">كِصَ ػَلُ نِجِرِيَا</text:p>
      <text:p text:style-name="P2"><text:soft-page-break/></text:p>
      <text:p text:style-name="P2">#4</text:p>
      <text:p text:style-name="P2">نَلِ نِرَاؤُ دِيَنِ</text:p>
      <text:p text:style-name="P2">كَأُنَ مْتُ نْيُم<text:span text:style-name="T2">ْ</text:span>بانِ</text:p>
      <text:p text:style-name="P4">مُيُوِ اُكَتَمَنِ</text:p>
      <text:p text:style-name="P4">كْوَا حَلَلِا كَرِضِيَا</text:p>
      <text:p text:style-name="P4"/>
      <text:p text:style-name="P4">#5</text:p>
      <text:p text:style-name="P4">نَمَهَرِيِ يُوَانِ</text:p>
      <text:p text:style-name="P4">نَلُمْپَ زَيْدَانِ</text:p>
      <text:p text:style-name="P4">نَلِنَ پِتِ ػَنْدَانِ</text:p>
      <text:p text:style-name="P4">كَوَاحِ كُمُوَاتِيَا</text:p>
      <text:p text:style-name="P4"/>
      <text:p text:style-name="P4">#6</text:p>
      <text:p text:style-name="P4">عَلِى كِتُكَ كْوَاكِ</text:p>
      <text:p text:style-name="P4">اُنَ رُبَ مُيُ وَاكِ</text:p>
      <text:p text:style-name="P4">اَكِرَا كْوَ مْكِى وَاكِ</text:p>
      <text:p text:style-name="P4"><text:soft-page-break/>مْكُنُ كَفُمْبَتِيَا</text:p>
      <text:p text:style-name="P4"/>
      <text:p text:style-name="P4">#7</text:p>
      <text:p text:style-name="P4">مْوَانَ بِنْتِ رَسُوْلِ</text:p>
      <text:p text:style-name="P4">حَيُ اَسِتَعَمَلِ</text:p>
      <text:p text:style-name="P4">اَكِرَا مْوِنْيِ عَقِلِ</text:p>
      <text:p text:style-name="P4">خَبَارِ اَكَمْوَابِيَا</text:p>
      <text:p text:style-name="P4"/>
      <text:p text:style-name="P4">#8</text:p>
      <text:p text:style-name="P4">اَكِنِرَا اُغِيْزِيِ</text:p>
      <text:p text:style-name="P4">فَطِمَ نِكْوَابِيِ</text:p>
      <text:p text:style-name="P4">عَلِيْ اُوْزِايِ</text:p>
      <text:p text:style-name="P4">خَبَارِ هُيَسِكِيَا</text:p>
      <text:p text:style-name="P3"/>
      <text:p text:style-name="P5">#9</text:p>
      <text:p text:style-name="P5">اَكَفَنْي<text:span text:style-name="T4">َّ</text:span> مْشَوَاشَ</text:p>
      <text:p text:style-name="P5">فَطِمَ اَكَمْكَنُشَا</text:p>
      <text:p text:style-name="P5"><text:soft-page-break/>اَلَمَ كَمُوُنِيْشَ</text:p>
      <text:p text:style-name="P5">تَنَبُحِ كَمْتِيَا</text:p>
      <text:p text:style-name="P5"/>
      <text:p text:style-name="P5">#10</text:p>
      <text:p text:style-name="P5">سِپَتٖ كْوَمْبَا نِكْوِلِ</text:p>
      <text:p text:style-name="P5">حُجَ سِكُتَعَمَلِ</text:p>
      <text:p text:style-name="P5">اَرُدِپُ كْوَا رَسُوْلِ</text:p>
      <text:p text:style-name="P5">اِيُ تَمُوَاغَلِيْيَ</text:p>
      <text:p text:style-name="P6"/>
      <text:p text:style-name="P7">#11</text:p>
      <text:p text:style-name="P7">مْوَانَ بِنْتِ أمِيْنِ</text:p>
      <text:p text:style-name="P7">حَيُ نْرِيُ تَمْكِنِ</text:p>
      <text:p text:style-name="P7">اَلِنَ پِتِ ػَنْدَانِ</text:p>
      <text:p text:style-name="P7">كَوَاحِ كُمْڤُلِيَا</text:p>
      <text:p text:style-name="P7"/>
      <text:p text:style-name="P7">#12</text:p>
      <text:p text:style-name="P7">اَكَفَنْيَّا حَلِ مَمَ</text:p>
      <text:p text:style-name="P7"><text:soft-page-break/>اَسِوِزِ فَطِيْمَ</text:p>
      <text:p text:style-name="P7">حَسَنِ اَكَمْتُمَ</text:p>
      <text:p text:style-name="P7">بَبَكُ نَمْكُلِيَا</text:p>
      <text:p text:style-name="P7"/>
      <text:p text:style-name="P7">#13</text:p>
      <text:p text:style-name="P7">نَمْكُلِيَ كْوَا سِرِ</text:p>
      <text:p text:style-name="P7">اَسِكُيُوِا <text:span text:style-name="T5">بَشِيْرِا</text:span></text:p>
      <text:p text:style-name="P8">اَػِنْرَا اَكَفَصِيْرِ</text:p>
      <text:p text:style-name="P8">مْبِيْ زَ تُمْوَا نَبِيَا</text:p>
      <text:p text:style-name="P8"/>
      <text:p text:style-name="P8">#14</text:p>
      <text:p text:style-name="P8">كَفَصِيْرِ مُعَيَنِ</text:p>
      <text:p text:style-name="P8">حَمْكُلِوَا نْيُمْبَانِ</text:p>
      <text:p text:style-name="P8">كُسِكِيَكْوِ اَمِيْنِ</text:p>
      <text:p text:style-name="P8">عَجَبُ اِكَمْڠِيْيَا</text:p>
      <text:p text:style-name="P8"/>
      <text:p text:style-name="P8">#15</text:p>
      <text:p text:style-name="P8"><text:soft-page-break/>كَمُوُلِزَا هَشِيْمَ</text:p>
      <text:p text:style-name="P8">يِوُ اُنَنِ فَطِيْمَ</text:p>
      <text:p text:style-name="P8">حُكْوَمْكُوَ كْوَا حِيْمَ</text:p>
      <text:p text:style-name="P8">نَيُ سِيُ مَزُوِيَا</text:p>
      <text:p text:style-name="P8"/>
      <text:p text:style-name="P8">#16</text:p>
      <text:p text:style-name="P8">عَلِيْ اَكَيْنُكَ</text:p>
      <text:p text:style-name="P8">اَكِنِرَا كْوَ حَرَاكَ</text:p>
      <text:p text:style-name="P8">حَيَ نْيُمْبَانِ كِفِكَ</text:p>
      <text:p text:style-name="P8">مْوَانَ فَطِيْمَ حُلِيَا</text:p>
      <text:p text:style-name="P8"/>
      <text:p text:style-name="P9">#17</text:p>
      <text:p text:style-name="P9">عَلِيْ كَشَوِشِكَ</text:p>
      <text:p text:style-name="P9">كْوَا رُحُمَ كَمْشِيْكَ</text:p>
      <text:p text:style-name="P9">كْوَانْدَا فَطِيْمَ پُلِكَ</text:p>
      <text:p text:style-name="P9">اُلِلُ نَلُ نَمْبِيَا</text:p>
      <text:p text:style-name="P9"/>
      <text:p text:style-name="P9"><text:soft-page-break/>#18</text:p>
      <text:p text:style-name="P9">اُنَ كِطَ حُكُؤُمَ</text:p>
      <text:p text:style-name="P9">اَوْ وَاشِكْوَا نَحُمَ</text:p>
      <text:p text:style-name="P9">اَك<text:span text:style-name="T7">َ</text:span>مْجِبُ فَطِيْمَ</text:p>
      <text:p text:style-name="P9">كْوَا مَرَضِيْ سِكُلِيَا</text:p>
      <text:p text:style-name="P9"/>
      <text:p text:style-name="P9">#19</text:p>
      <text:p text:style-name="P9">مِمِ حَپَ نِمْتُكَ</text:p>
      <text:p text:style-name="P9">و<text:span text:style-name="T8">ِ</text:span>و<text:span text:style-name="T8">ِ</text:span> حُنِنَ هُتِيْكَ</text:p>
      <text:p text:style-name="P9">نَكَمَ كِتُ وَاتَكَ</text:p>
      <text:p text:style-name="P9">اُسِخُفُ كُنَمْبِيَا</text:p>
      <text:p text:style-name="P9"/>
      <text:p text:style-name="P9">#20</text:p>
      <text:p text:style-name="P9">وَتَكَ مْنِ رُپَ<text:span text:style-name="T6">نْڠَ</text:span></text:p>
      <text:p text:style-name="P10">كَثَمِيْنِ رُحُ يَنْڠُ</text:p>
      <text:p text:style-name="P10">مُوْيُ اُپُو<text:span text:style-name="T8">ِ</text:span> <text:span text:style-name="T8">مَ</text:span>تُنْڠُ</text:p>
      <text:p text:style-name="P10">نَوِ اُكُمِ كُلِيْيَا</text:p>
      <text:p text:style-name="P10"><text:soft-page-break/></text:p>
      <text:p text:style-name="P10">#21</text:p>
      <text:p text:style-name="P10">فَطِيْمَ اَكَتَمْكَ</text:p>
      <text:p text:style-name="P10">پِتِ يَكُ نَيْتَكَ</text:p>
      <text:p text:style-name="P10">عَلِيْ اَكَشُتُكَ</text:p>
      <text:p text:style-name="P10">هُوَزَا نِكُوْمْوَبِيَا</text:p>
      <text:p text:style-name="P10"/>
      <text:p text:style-name="P11">#22</text:p>
      <text:p text:style-name="P11">كِسَ عَلِيْ حَيْدَارِ</text:p>
      <text:p text:style-name="P11">نِنُ اُلِلُا فَصِيْرِا</text:p>
      <text:p text:style-name="P11">اُنَيُ اَبُوْ بَكَرِ</text:p>
      <text:p text:style-name="P11">تَكْوِنْرَ كُكُتْوَلِيَا</text:p>
      <text:p text:style-name="P11"/>
      <text:p text:style-name="P11">#23</text:p>
      <text:p text:style-name="P11">پِتِ يَكُ يَػَنْدَانِ</text:p>
      <text:p text:style-name="P11">بُوْ بَكَرِ سِكِفَنِ</text:p>
      <text:p text:style-name="P11">نِمِتَكَ تَمْكِنِ</text:p>
      <text:p text:style-name="P11"><text:soft-page-break/>يِوُ عَلِي نَمْبِيَا</text:p>
      <text:p text:style-name="P11"/>
      <text:p text:style-name="P11">#24</text:p>
      <text:p text:style-name="P11">هُوْنُ مْوِزِ نِوَا پِلِ</text:p>
      <text:p text:style-name="P11">مِمِ سِكُتَعَمَلِ</text:p>
      <text:p text:style-name="P11">اُنَ نَمْكِيْ وَ پِيْلِ</text:p>
      <text:p text:style-name="P11">خَبَارِ نِمْسِكِيَا</text:p>
      <text:p text:style-name="P11"/>
      <text:p text:style-name="P11">#25</text:p>
      <text:p text:style-name="P11">كَمْبَ وَاللَّهِ رُيَنْغُ</text:p>
      <text:p text:style-name="P11">نِوِ پْوِكِ مْكِ وَنْغُ</text:p>
      <text:p text:style-name="P11">نِنْيَّنِ عَدُوِ يَنْڠُ</text:p>
      <text:p text:style-name="P11">حِلَ مْتُيِ نَمْبِيَا</text:p>
      <text:p text:style-name="P11"/>
      <text:p text:style-name="P11">#26</text:p>
      <text:p text:style-name="P11">كَمْجِبُ كْوَا لِسَنِ</text:p>
      <text:p text:style-name="P11">مْتُيِ سِ<text:span text:style-name="T9">مْبَاءِنِ بَيْنِ</text:span></text:p>
      <text:p text:style-name="P12"><text:soft-page-break/>پِتِ يَكُ يَػَنْدَانِ</text:p>
      <text:p text:style-name="P12">اُنِپَپٗ تَرِظيْيَا</text:p>
      <text:p text:style-name="P12"/>
      <text:p text:style-name="P12">#27</text:p>
      <text:p text:style-name="P12">عَلِي اَكَبَيِيْنِ</text:p>
      <text:p text:style-name="P12">نِكْوَمْبِيَ تَمْكِنِ</text:p>
      <text:p text:style-name="P12">يَلِغِيَ كِسِمَانِ</text:p>
      <text:p text:style-name="P12">اَوُ مُوُزِ نَبِيَا</text:p>
      <text:p text:style-name="P12"/>
      <text:p text:style-name="P13">#28</text:p>
      <text:p text:style-name="P13">مُيَ نِنَ پِتِ يَكُ</text:p>
      <text:p text:style-name="P13">مَحَلِ اُيْوِتِيْكُ</text:p>
      <text:p text:style-name="P13">كَمَ هَيَ مَتَمْكُ</text:p>
      <text:p text:style-name="P13">بَبَغُ سِتُمُوَابِيَا</text:p>
      <text:p text:style-name="P13"/>
      <text:p text:style-name="P13">#29</text:p>
      <text:p text:style-name="P13">عَلِي اَكَوُضِيْكَ</text:p>
      <text:p text:style-name="P13"><text:soft-page-break/>فَطِيْمَ كُكَصِيْرِكَ</text:p>
      <text:p text:style-name="P13">اَكَيْنُكَ اَكَتُكَ</text:p>
      <text:p text:style-name="P13">اَكِنِرَا كْوَا نَبِيَا</text:p>
      <text:p text:style-name="P13"/>
      <text:p text:style-name="P13">#30</text:p>
      <text:p text:style-name="P13">كَمُوُلِزَا حَشِيْمَ</text:p>
      <text:p text:style-name="P13">وَلِوُ نَنِ فَطِيْمَ</text:p>
      <text:p text:style-name="P13">عَلِيْ كَتَكَلَّمَ</text:p>
      <text:p text:style-name="P13">مْتُمِ اَكَمْوَمْبِيَا</text:p>
      <text:p text:style-name="P13"/>
      <text:p text:style-name="P13">#31</text:p>
      <text:p text:style-name="P13">اَكَمْوَامْبِيَا شَرِفُ</text:p>
      <text:p text:style-name="P13">فَطِيْمَ مِنِكَلِفُ</text:p>
      <text:p text:style-name="P13">زِيَپُ زِنْيِ مَخُفُ</text:p>
      <text:p text:style-name="P13">زِنْڠِ نِمِمْتِلِيَا</text:p>
      <text:p text:style-name="P13"/>
      <text:p text:style-name="P13">#32</text:p>
      <text:p text:style-name="P13"><text:soft-page-break/>يَكْوِلِيَوِ رَسُوْلِ</text:p>
      <text:p text:style-name="P13">نَمِ نَلِفَنْيَ كْوِلِ</text:p>
      <text:p text:style-name="P13">كُمْوَامْبِيَ سِحِمِلِ</text:p>
      <text:p text:style-name="P13">خُفُ زِمِزُنِغ<text:span text:style-name="T10">ِيَا</text:span></text:p>
      <text:p text:style-name="P13"/>
      <text:p text:style-name="P14">#33</text:p>
      <text:p text:style-name="P14">اِنِرَا وِوِ سَيّدِ</text:p>
      <text:p text:style-name="P14">كَمُوُنْيِّ اَبُرُدِ</text:p>
      <text:p text:style-name="P14">كَيْنُكَا مُحَمَّدِا</text:p>
      <text:p text:style-name="P14">حَپُ كَأَنْدَامَ نْدِيَا</text:p>
      <text:p text:style-name="P14"/>
      <text:p text:style-name="P14">#34</text:p>
      <text:p text:style-name="P14">اَتِرَا حَيَ جِلِسِ</text:p>
      <text:p text:style-name="P14">اُسُ اُكَلِى نَكَسِ</text:p>
      <text:p text:style-name="P14">كَفَنْيَ كَمَ هَيْسِ</text:p>
      <text:p text:style-name="P14">مِكْوِنْرَ كُمْوَاڠَلِيَا</text:p>
      <text:p text:style-name="P14"/>
      <text:p text:style-name="P14"><text:soft-page-break/>#35</text:p>
      <text:p text:style-name="P14">كَمُوُلِزَا حَشِيْمَ</text:p>
      <text:p text:style-name="P14">وَلِوُ نَنِ فَطِيْمَ</text:p>
      <text:p text:style-name="P15">حَسَانِ اُيْيِ حِمَ</text:p>
      <text:p text:style-name="P15">عَلِى كُمْوَادَمِيَا</text:p>
      <text:p text:style-name="P15"/>
      <text:p text:style-name="P15">#36</text:p>
      <text:p text:style-name="P15">فَطِيْمَ حَكُكَصِيْرِ</text:p>
      <text:p text:style-name="P15">اَكَمْوَامْبِيَ بَشِيْرِا</text:p>
      <text:p text:style-name="P15">عَلِي زَاكِى خَبَارِ</text:p>
      <text:p text:style-name="P15">يِوُ نِمِزِسِكِيَا</text:p>
      <text:p text:style-name="P15"/>
      <text:p text:style-name="P16">#37</text:p>
      <text:p text:style-name="P16">كَمُوُلِزَا اَمِيْنِ</text:p>
      <text:p text:style-name="P16">نِكَمَ خَبَارِ غَانِ</text:p>
      <text:p text:style-name="P16">اُسِمْغُجِ نْيُمْبَانِ</text:p>
      <text:p text:style-name="P16">اُكَيَ اُكُمْوَنْدَامِيَا</text:p>
      <text:p text:style-name="P16"><text:soft-page-break/></text:p>
      <text:p text:style-name="P16">#38</text:p>
      <text:p text:style-name="P16">اَكَنْيَّمَاَءَ <text:span text:style-name="T11">فَطِيْمَ</text:span></text:p>
      <text:p text:style-name="P17">اَكَمْتَ حَشِيْمِ</text:p>
      <text:p text:style-name="P17">اِلُوْمْتُكَ كَلِيْمَ</text:p>
      <text:p text:style-name="P17">نَيَكْوِلِيِ نَبِيَا</text:p>
      <text:p text:style-name="P17"/>
      <text:p text:style-name="P17">#39</text:p>
      <text:p text:style-name="P17">يَوَاتِ وَابِزِوِوُ</text:p>
      <text:p text:style-name="P17">مُسِتِتِ نَمُمِوُ</text:p>
      <text:p text:style-name="P17">اَكَرُدُفُ كِلِيْوُ</text:p>
      <text:p text:style-name="P17">فَطِيْمَ لِزَاهَرِيَا</text:p>
      <text:p text:style-name="P17"/>
      <text:p text:style-name="P17">#40</text:p>
      <text:p text:style-name="P17">اَكَمْبَ تِنَ مْوَانَغُ</text:p>
      <text:p text:style-name="P17">اُتَكَپُ رَضِ يَنْڠُ</text:p>
      <text:p text:style-name="P17">نِهَيُ مَنِيْنُ يَغُ</text:p>
      <text:p text:style-name="P17"><text:soft-page-break/>يِوُ اُكَنِرِظِيْيَا</text:p>
      <text:p text:style-name="P17"/>
      <text:p text:style-name="P17">#41</text:p>
      <text:p text:style-name="P17">كُوَمْبِوَا كْوَ فَطِيْمَ</text:p>
      <text:p text:style-name="P17">يُتِ اَكَيَسُكُمَ</text:p>
      <text:p text:style-name="P17">كِسَ كَڤُتَ كَلِيْمَ</text:p>
      <text:p text:style-name="P17">بَبَكِ اَكَمْوَامْبِيَا</text:p>
      <text:p text:style-name="P17"/>
      <text:p text:style-name="P17">#42</text:p>
      <text:p text:style-name="P17">اَكَمْوَمْبِيَ بَبَڠُ</text:p>
      <text:p text:style-name="P17">تُنَنِ نَمُمِوَانْڠُ</text:p>
      <text:p text:style-name="P18">نَيُوَا مَؤُڤُ يَنْڠُ</text:p>
      <text:p text:style-name="P18">سِمْوِنْيِ كُپِنْدِلِيَا</text:p>
      <text:p text:style-name="P18"/>
      <text:p text:style-name="P18">#43</text:p>
      <text:p text:style-name="P18">نِمْتُ وَلِنِ<text:span text:style-name="T14">غُ</text:span>رِ</text:p>
      <text:p text:style-name="P18">سَسَا نِمِمْفِكِرِا</text:p>
      <text:p text:style-name="P18"><text:soft-page-break/>هَتُپِنْدِلِيِ خِيْرِ</text:p>
      <text:p text:style-name="P18">حَوِزِ كُتْوَاغَلِيْيَ</text:p>
      <text:p text:style-name="P18"/>
      <text:p text:style-name="P18">#44</text:p>
      <text:p text:style-name="P18">تِنَ هُظُمُ مُيُنِ</text:p>
      <text:p text:style-name="P18">مْتُيِ نِشَيْطَانِ</text:p>
      <text:p text:style-name="P18">وَلِكُيَ كُنِلِنِ</text:p>
      <text:p text:style-name="P18">نِيَ مْبُڤُ كُنِتِيَا</text:p>
      <text:p text:style-name="P18"/>
      <text:p text:style-name="P18">#45</text:p>
      <text:p text:style-name="P18">بَعْدَ هَيُ كُكُم<text:span text:style-name="T14">َ</text:span></text:p>
      <text:p text:style-name="P18">كُتُوَا كْوَاكِى فَطِيْمَ</text:p>
      <text:p text:style-name="P18">اَلِيْػِنْرَا كِسِمَ مَ</text:p>
      <text:p text:style-name="P18">سِكُ يَجُمَ اِكِيَا</text:p>
      <text:p text:style-name="P18"/>
      <text:p text:style-name="P18">#46</text:p>
      <text:p text:style-name="P18">اَكِسِمَمَ نْدِيَانِ</text:p>
      <text:p text:style-name="P18"><text:soft-page-break/>اَكِمْوَامْبِيَا شَيْطَانِ</text:p>
      <text:p text:style-name="P18">تُصَلِيْپُ زَامَانِ</text:p>
      <text:p text:style-name="P18">خِيْرِ اُكَيْرُدِيَا</text:p>
      <text:p text:style-name="P18"/>
      <text:p text:style-name="P18">#47</text:p>
      <text:p text:style-name="P18">سِيِوُ تُكِتِز<text:span text:style-name="T12">ِيَ</text:span></text:p>
      <text:p text:style-name="P19">حُكُغُجَ وِوِ اُيِ</text:p>
      <text:p text:style-name="P19">لِغُجِ لِغِيْنِ لِيْيِ</text:p>
      <text:p text:style-name="P19">يِوُ حُكُعَظِمِيْيَا</text:p>
      <text:p text:style-name="P19"/>
      <text:p text:style-name="P19">#48</text:p>
      <text:p text:style-name="P19">عَلِيْ هَپُ كَرُدِ</text:p>
      <text:p text:style-name="P19">اُكَتِكَ كُرَادِادِ</text:p>
      <text:p text:style-name="P19">اُمُوْ<text:span text:style-name="T14">نِ</text:span> مُحَمَّدِ</text:p>
      <text:p text:style-name="P19">نْيُمْبَانِ كِمْغِلِيَا</text:p>
      <text:p text:style-name="P19"/>
      <text:p text:style-name="P19">#49</text:p>
      <text:p text:style-name="P19"><text:soft-page-break/>كُمُوُلِزَا اَمِيْنِ</text:p>
      <text:p text:style-name="P20">يِوُ عَلِيْ اُنَنِ</text:p>
      <text:p text:style-name="P20">حُكُيَ مْسِكِيْتِنِ</text:p>
      <text:p text:style-name="P20">لِپِ لِلُوْ كُزِدِيْيَا</text:p>
      <text:p text:style-name="P20"/>
      <text:p text:style-name="P20">#50</text:p>
      <text:p text:style-name="P20">اَكَمْوَمْبِيَا حَشِيْمَ</text:p>
      <text:p text:style-name="P20">يِوُ سِكُوَاحِ جُمَ</text:p>
      <text:p text:style-name="P20">كِلِغَنَ نَكِسِمَ</text:p>
      <text:p text:style-name="P20">وِنْيِ كُصَلِ هُغِيَا</text:p>
      <text:p text:style-name="P20"/>
      <text:p text:style-name="P20">#51</text:p>
      <text:p text:style-name="P20">حَتَ نِجُمَ لَپِيْلِ</text:p>
      <text:p text:style-name="P20">عَلِيْ كِرَا اَوَالِيْ</text:p>
      <text:p text:style-name="P20">اَبُ اَسُتَجَمَلِيْ</text:p>
      <text:p text:style-name="P20">هُمْلِرَّا كُمْوَمْبِيَا</text:p>
      <text:p text:style-name="P20"/>
      <text:p text:style-name="P20"><text:soft-page-break/>#52</text:p>
      <text:p text:style-name="P20">اَكَمْوَامْبِيَا شِيْطَانِ</text:p>
      <text:p text:style-name="P20">عَلِيْ نِكْوَامبِيِيْنِ</text:p>
      <text:p text:style-name="P20">لَبُدَا هُكُ نْيُمْبَانِ</text:p>
      <text:p text:style-name="P20">كُتُكَ <text:span text:style-name="T13">هُكُوِمِيَا</text:span></text:p>
      <text:p text:style-name="P20"/>
      <text:p text:style-name="P21">#53</text:p>
      <text:p text:style-name="P21">نَيِوُ خِيْرِ اُرُوْدِ</text:p>
      <text:p text:style-name="P21">كْوَا نِ حِيْزُ تَكَصِدِ</text:p>
      <text:p text:style-name="P21">اُكُمُ نِمُحَمَّدِ</text:p>
      <text:p text:style-name="P21">يِوُ مِكُوُظِكِيَا</text:p>
      <text:p text:style-name="P21"/>
      <text:p text:style-name="P21">#54</text:p>
      <text:p text:style-name="P21">عَلِيْ اَكَوُظِيْكَ</text:p>
      <text:p text:style-name="P21">كُرُدِ اَسِيُتَكَ</text:p>
      <text:p text:style-name="P21">حَتَ نْيُبَنِ كِفِكَ</text:p>
      <text:p text:style-name="P21">مْكِ وَكِ كَمْوَامْبِيَا</text:p>
      <text:p text:style-name="P21"><text:soft-page-break/></text:p>
      <text:p text:style-name="P22">#55</text:p>
      <text:p text:style-name="P22">كَمُوُلِزَا فَطِيْمَ</text:p>
      <text:p text:style-name="P22">لَبْدَا كُكَلِ مَپِمَ</text:p>
      <text:p text:style-name="P22">حُنِيْنَ وِنْدِ جُمَ</text:p>
      <text:p text:style-name="P22">وِوِ هُيَسِكِلِيَا</text:p>
      <text:p text:style-name="P22"/>
      <text:p text:style-name="P22">#56</text:p>
      <text:p text:style-name="P22">عَلِيْ اَكَبَئِيْنِ</text:p>
      <text:p text:style-name="P22">كَبَ مَپِمَ يَنِيْنِ</text:p>
      <text:p text:style-name="P22">مِمِ كِكُمَ دِيَنِ</text:p>
      <text:p text:style-name="P22">وَنْيِ كُصَلِ هُغِيَا</text:p>
      <text:p text:style-name="P22"/>
      <text:p text:style-name="P22">#57</text:p>
      <text:p text:style-name="P22">تِنَا نِپِتِ خَبَارِ</text:p>
      <text:p text:style-name="P22">اَمِوُظِكَ بَشِيْرِ</text:p>
      <text:p text:style-name="P22">وَلَا زِوُسِأَ خِيْرِ</text:p>
      <text:p text:style-name="P22"><text:soft-page-break/>وَوُ وَغَئِصَلِيَ</text:p>
      <text:p text:style-name="P22"/>
      <text:p text:style-name="P22">#58</text:p>
      <text:p text:style-name="P22">كْوَنْدَ بِنْتِ رَسُوْلِ</text:p>
      <text:p text:style-name="P22">هَيُ اَسِيَقُبَلِ</text:p>
      <text:p text:style-name="P22">اَكَمْوَمْبِيَا سِكْوِلِ</text:p>
      <text:p text:style-name="P22">حَيُ اُمِزُنَمْبِيَا</text:p>
      <text:p text:style-name="P22"/>
      <text:p text:style-name="P22">#59</text:p>
      <text:p text:style-name="P22">وِوِ حَپَ اُكِتُكَ<text:span text:style-name="T15">ا</text:span></text:p>
      <text:p text:style-name="P22">سَعَ سِتَ اِمِفِكَ</text:p>
      <text:p text:style-name="P22">اَمِكُوَا نَحَرَاكَ</text:p>
      <text:p text:style-name="P22">يَكُصَلِيْشَ نَبِيَا</text:p>
      <text:p text:style-name="P22"/>
      <text:p text:style-name="P22">#60</text:p>
      <text:p text:style-name="P22">نَبَدَءِ فَطِيْمَ</text:p>
      <text:p text:style-name="P22">كُتِدَا حِيُ كَلِمَ</text:p>
      <text:p text:style-name="P22"><text:soft-page-break/>وَمْسِكِيْيَ حَشِيْمَ</text:p>
      <text:p text:style-name="P22">حُدِ اَكِوَاپِ <text:span text:style-name="T15">جِيَا</text:span></text:p>
      <text:p text:style-name="P22"/>
      <text:p text:style-name="P23">#61</text:p>
      <text:p text:style-name="P23">تُمْوَا كِغِيَ كْوَا نْرَانِ</text:p>
      <text:p text:style-name="P23">عَلِيْ اُپُ كِتِيْنِ</text:p>
      <text:p text:style-name="P23">ڠُوْ زِلِيْ مُوِلِنِ</text:p>
      <text:p text:style-name="P23">مْتُمِ كِمْوَاغَلِيَا</text:p>
      <text:p text:style-name="P23"/>
      <text:p text:style-name="P23">#62</text:p>
      <text:p text:style-name="P23">اَكَتَمْكَا حَبِبُ</text:p>
      <text:p text:style-name="P23">عَلِيْ بُنْ طَلِبُ</text:p>
      <text:p text:style-name="P23">نَيِوْ نِنَ صِبَبُ</text:p>
      <text:p text:style-name="P23">جُمَ يَكُتُئِلِيْيَا</text:p>
      <text:p text:style-name="P23"/>
      <text:p text:style-name="P23">#63</text:p>
      <text:p text:style-name="P23">عَلِيْ اَكَفَصِْرِ</text:p>
      <text:p text:style-name="P23"><text:soft-page-break/>يَكْوِلِيَوِ بَشِيْرِا</text:p>
      <text:p text:style-name="P23">وَيُوَا سِنَا جَوُرِ</text:p>
      <text:p text:style-name="P23">زَا كُمُوُنْيَّ جَلِيَا </text:p>
      <text:p text:style-name="P23"/>
      <text:p text:style-name="P23">#64</text:p>
      <text:p text:style-name="P23">تِنَا يِوُ نِنَا مَتِ</text:p>
      <text:p text:style-name="P23">نِمِتُكَ كْوَ وَقَتِ</text:p>
      <text:p text:style-name="P23">نِرُدِ شِوْزِ مَتِةِ</text:p>
      <text:p text:style-name="P23">غُوْ سِيَزَا غَل<text:span text:style-name="T16">ِ</text:span>يَا</text:p>
      <text:p text:style-name="P23"/>
      <text:p text:style-name="P23">#65</text:p>
      <text:p text:style-name="P23">حَيَ فَطِيْمَ حَبِبُ</text:p>
      <text:p text:style-name="P23">يِوُ اَمِتَعَجَبُ</text:p>
      <text:p text:style-name="P23">اَمِپَرَا مِحِرَابُ</text:p>
      <text:p text:style-name="P23">اِيُ نْرَانِ هُنَمْبِيَا</text:p>
      <text:p text:style-name="P23"/>
      <text:p text:style-name="P24">اَكَمْوَامْبِيَا حَشِيْمُ</text:p>
      <text:p text:style-name="P24"><text:soft-page-break/>حُيُ سِمْوَانَ اَدَمُ</text:p>
      <text:p text:style-name="P24">نِشِيْطَانِ فَهَمُ</text:p>
      <text:p text:style-name="P24">سَاسَ اَمِكُوْزِغِيَا</text:p>
      <text:p text:style-name="P24"/>
      <text:p text:style-name="P24">#67</text:p>
      <text:p text:style-name="P24">عَلِيْ كِتَ قَوْلِيْ</text:p>
      <text:p text:style-name="P24">كْوَمْبَ وَيُوَا نِكْوِلِ</text:p>
      <text:p text:style-name="P24">حِلِ جُمَ نِلَپِلِ</text:p>
      <text:p text:style-name="P24">نَلَتَتُ اَتَكُيَا</text:p>
      <text:p text:style-name="P24"/>
      <text:p text:style-name="P24">#68</text:p>
      <text:p text:style-name="P24">نَمِ س<text:span text:style-name="T18">َ</text:span> سَا مُحَمَدِ</text:p>
      <text:p text:style-name="P24">نِمْئِپِكَ عَهَدِ</text:p>
      <text:p text:style-name="P24">شِيْطَانِ تَمْرُدِ</text:p>
      <text:p text:style-name="P24">مْبِيْ زَا جَفَرِ پِيَا</text:p>
      <text:p text:style-name="P24"/>
      <text:p text:style-name="P24">#69</text:p>
      <text:p text:style-name="P24"><text:soft-page-break/>نِػَغَلِيَ حَقِيْكَ</text:p>
      <text:p text:style-name="P24">اُنَ يَبُ وَلِتَكَ</text:p>
      <text:p text:style-name="P24">نَيِ اَتَكُمْبُكَ</text:p>
      <text:p text:style-name="P24">سِكُزُتِ اَكِلِيَا</text:p>
      <text:p text:style-name="P24"/>
      <text:p text:style-name="P24">#70</text:p>
      <text:p text:style-name="P24">عَلِيْ اَكَصُبِرِ</text:p>
      <text:p text:style-name="P24">هَتَ جُمَعْ لِكَجِرِا</text:p>
      <text:p text:style-name="P24">كِنِرَّا مْوِنْيِ <text:span text:style-name="T17">كُمُوْغُرِ</text:span></text:p>
      <text:p text:style-name="P25">هُمْلِرَّا كُمْوَمْبِيَا</text:p>
      <text:p text:style-name="P25"/>
      <text:p text:style-name="P25">#72</text:p>
      <text:p text:style-name="P25">عَلِيْ كَيْرَا تِيْتِ</text:p>
      <text:p text:style-name="P25">هَتَى اُكَيَ وَقَتِ</text:p>
      <text:p text:style-name="P25">اَكَيْتُوَا مَتِيْتِ</text:p>
      <text:p text:style-name="P25">هَپُ كَيَنْدَامَ نْدِيَا</text:p>
      <text:p text:style-name="P25"/>
      <text:p text:style-name="P25"><text:soft-page-break/>#73</text:p>
      <text:p text:style-name="P25">اُمُوْنِ اِبْلِيْسِ</text:p>
      <text:p text:style-name="P25">اُيَوُ مِئِلِبِيْسِ</text:p>
      <text:p text:style-name="P25">نَيِ اَكِزَا اُپِسِ</text:p>
      <text:p text:style-name="P25">اِلِ كُمْكُرُبِيْيَا</text:p>
      <text:p text:style-name="P25"/>
      <text:p text:style-name="P25">#74</text:p>
      <text:p text:style-name="P25">اِبْلِسِ كَتَمْكَا</text:p>
      <text:p text:style-name="P25">عَلِيْ اُنَ هَرَاكَ</text:p>
      <text:p text:style-name="P25">سِيْ جُمَعْ تُمِشُكَا</text:p>
      <text:p text:style-name="P25">مْمُيَ هَكُسَلِيَا</text:p>
      <text:p text:style-name="P25"/>
      <text:p text:style-name="P26">#75</text:p>
      <text:p text:style-name="P26">وِوِ هُتُكِ نْيُبَنِ</text:p>
      <text:p text:style-name="P26">لَكُيَ مْسِكِتِنِ</text:p>
      <text:p text:style-name="P26">اَسَا هُمْتِزَ نْيَاَنِ</text:p>
      <text:p text:style-name="P26">تُوْنِ مْبِيْ دُنِيَا</text:p>
      <text:p text:style-name="P26"><text:soft-page-break/></text:p>
      <text:p text:style-name="P26">#76</text:p>
      <text:p text:style-name="P26">عَلِيْ كِيْتَ كَلِيْمَ</text:p>
      <text:p text:style-name="P26">اُوْرُنْغُ وَكُ هُكُمَ</text:p>
      <text:p text:style-name="P26">يِوُ اُتَنِفَهَمُ</text:p>
      <text:p text:style-name="P26">ڠُوُ لِكَمْپُتِيَا</text:p>
      <text:p text:style-name="P26"/>
      <text:p text:style-name="P26">#77</text:p>
      <text:p text:style-name="P26">اَكِيْزِنْغَ شِطَانِ</text:p>
      <text:p text:style-name="P26">مِمْتِيَ مْكُنُنِ</text:p>
      <text:p text:style-name="P26">تْوِنِرِ مْسِكِتِنِ</text:p>
      <text:p text:style-name="P26">سِؤُپِسِ كُكِمْبِيَا</text:p>
      <text:p text:style-name="P26"/>
      <text:p text:style-name="P26">#78</text:p>
      <text:p text:style-name="P27">كِنْرَا نَيِ شَيْطَانِ</text:p>
      <text:p text:style-name="P27">مْپَكَ مْسِكِيْتِنِ</text:p>
      <text:p text:style-name="P27">كَفُزِيَ كِپِيَانِ</text:p>
      <text:p text:style-name="P27"><text:soft-page-break/>كِفُنُوَا كِمْتِيْيَا</text:p>
      <text:p text:style-name="P27"/>
      <text:p text:style-name="P27">#79</text:p>
      <text:p text:style-name="P27">حَپَ اَكَشُشَا مْوَنْڠُ</text:p>
      <text:p text:style-name="P27">اَكَبَ اُسُوْمْرُنْغُ</text:p>
      <text:p text:style-name="P27">ڠَاءَ هُتِرِّ كِجُنْغُ</text:p>
      <text:p text:style-name="P27">نَوِ مْبِغُ اُكَغِيَا</text:p>
      <text:p text:style-name="P27"/>
      <text:p text:style-name="P27">#81</text:p>
      <text:p text:style-name="P27">مَبُ يَكُ شَيْطَانِ</text:p>
      <text:p text:style-name="P27">اَيُوِزَاوُ نِنْيَّنِ</text:p>
      <text:p text:style-name="P27">وَلَا هَپَنَ كِفَنِ</text:p>
      <text:p text:style-name="P27">كَتِكَ دَهْرِبِيَا</text:p>
      <text:p text:style-name="P27"/>
      <text:p text:style-name="P27">#82</text:p>
      <text:p text:style-name="P27">كُلَ يَابُ هُلِوِتَ</text:p>
      <text:p text:style-name="P27">هُوُ نَ وَتُ هُكُوْتَ</text:p>
      <text:p text:style-name="P27"><text:soft-page-break/>هُوْ نَ لَيْتِ كُوِتَ</text:p>
      <text:p text:style-name="P27">نَوِ اُكَزِڠَتِيْيَا</text:p>
      <text:p text:style-name="P27"/>
      <text:p text:style-name="P27">#83</text:p>
      <text:p text:style-name="P27">اُمِئِفَنْيَّ نَغُوْرِ</text:p>
      <text:p text:style-name="P27">كْوَ مْكُوْ كَفِيْرِ</text:p>
      <text:p text:style-name="P27">هُنَلُوْ مْمُيَ لَخِيْرِ</text:p>
      <text:p text:style-name="P27">اَمْبَلُ وَفُرَاحِيَا</text:p>
      <text:p text:style-name="P27"/>
      <text:p text:style-name="P28">#84</text:p>
      <text:p text:style-name="P28">كَمْتُوَا كِپِيَانِ</text:p>
      <text:p text:style-name="P28">كَمْهُرَا مْكُوْرُنِ</text:p>
      <text:p text:style-name="P28">اَكَنِيْنَ شَيْطَانِ</text:p>
      <text:p text:style-name="P28">اُمِشُهُدِ نَبِيَا</text:p>
      <text:p text:style-name="P28"/>
      <text:p text:style-name="P28">#85</text:p>
      <text:p text:style-name="P28">اُمِشُهُدِ مْكْوِوُ</text:p>
      <text:p text:style-name="P28"><text:soft-page-break/>تَعَدِ اَنِتِدِئوُا</text:p>
      <text:p text:style-name="P28">اُمِيَوُ نَ يَئِوُ</text:p>
      <text:p text:style-name="P28">يَلِنْدِ نِ نَمَپِيَا</text:p>
      <text:p text:style-name="P28"/>
      <text:p text:style-name="P28">#86</text:p>
      <text:p text:style-name="P28">اُسِيْوُنِ رِيُ بَاسِ</text:p>
      <text:p text:style-name="P28">اَلِيُ كُنِنُكُوْسِ</text:p>
      <text:p text:style-name="P28">شَتِ نِتُوَ كِصَسِ</text:p>
      <text:p text:style-name="P28">كِسَ نِتْوَاي نْدِيَا</text:p>
      <text:p text:style-name="P28"/>
      <text:p text:style-name="P28">#87</text:p>
      <text:p text:style-name="P28">نَيِ هُيَنِيْنَ هَيُ</text:p>
      <text:p text:style-name="P28">هُكُوْا ػِنِرَا مْبِيُ</text:p>
      <text:p text:style-name="P28">ػَمْبِوَا عَلِيْ هُيُ</text:p>
      <text:p text:style-name="P28">هِرَا اَكِزُنْڠُكِيَا</text:p>
      <text:p text:style-name="P28"/>
      <text:p text:style-name="P28">#88</text:p>
      <text:p text:style-name="P28"><text:soft-page-break/>اَوْ نَپُ حَمُوْانِ</text:p>
      <text:p text:style-name="P28">اَكَنِيْنَ شَيْطَانِ</text:p>
      <text:p text:style-name="P28">اَسَا عَلِيْ نِنْيَّنِ</text:p>
      <text:p text:style-name="P28">هَتَّى مُكَنِتَيْيَا</text:p>
      <text:p text:style-name="P28"/>
      <text:p text:style-name="P29">#89</text:p>
      <text:p text:style-name="P30">عَلِيْ كُرُدِ كْوَكِ</text:p>
      <text:p text:style-name="P30">اَكِرَّا كْوَ مكِ وَكِ</text:p>
      <text:p text:style-name="P30">فَطِيْمَ اَتَمْكِ</text:p>
      <text:p text:style-name="P30">حِلَ جَبَرِ نَمْبِيَا</text:p>
      <text:p text:style-name="P30"/>
      <text:p text:style-name="P30">#90</text:p>
      <text:p text:style-name="P30">يِوُ اُكِنْرَا نْدِيَانِ</text:p>
      <text:p text:style-name="P30">حَكُوِپُ شَيْطَانِ</text:p>
      <text:p text:style-name="P30">عَلِيْ كَنِيْنَ كْوَانِ</text:p>
      <text:p text:style-name="P30">اُنَ كُتُنِئِلِيْيَا</text:p>
      <text:p text:style-name="P30"/>
      <text:p text:style-name="P30"><text:soft-page-break/>#91</text:p>
      <text:p text:style-name="P30">يِوُ اُمِجِتَهِدِ</text:p>
      <text:p text:style-name="P30">كْوَا كُنِيُوَا هُرُدِ</text:p>
      <text:p text:style-name="P30">تُپِنْبِنِ هُرَادِدِ</text:p>
      <text:p text:style-name="P30">يَؤُرُنْڠُ هُنَمْبِيَا</text:p>
      <text:p text:style-name="P30"/>
      <text:p text:style-name="P30">#92</text:p>
      <text:p text:style-name="P30">فَطِيْمَ اَكَبَيِنِ</text:p>
      <text:p text:style-name="P30">يِوُ اُمِمْتِرَّانِ</text:p>
      <text:p text:style-name="P30">اَغَلِيَ سُلْطَنِ</text:p>
      <text:p text:style-name="P30">اِسِمُ كُمُوُرُكِيَا</text:p>
      <text:p text:style-name="P30"/>
      <text:p text:style-name="P30">#93</text:p>
      <text:p text:style-name="P31">كَمْپِجِيَا مْفَنُ</text:p>
      <text:p text:style-name="P31">فَطِيْمَ كَتِكَ مْنُ</text:p>
      <text:p text:style-name="P31">كَبَ اُنَ نَمَنِيْنُ</text:p>
      <text:p text:style-name="P31">كْوَا حُكُ حُنِكَتِيَا</text:p>
      <text:p text:style-name="P31"><text:soft-page-break/></text:p>
      <text:p text:style-name="P31">#94</text:p>
      <text:p text:style-name="P31">نَا مِمِ نِوَاتُكَ</text:p>
      <text:p text:style-name="P31">ػِنِرَّا اَتَشُتُكَ</text:p>
      <text:p text:style-name="P31">اُسِمِ اُتَوُنْرُكَ</text:p>
      <text:p text:style-name="P31">زَ مْوِتُنِ كِزِڠِيَا</text:p>
      <text:p text:style-name="P31"/>
      <text:p text:style-name="P35">#95</text:p>
      <text:p text:style-name="P32"><text:s/><text:span text:style-name="T19">قَدْ تَمَّتِ كَلِمُ</text:span></text:p>
      <text:p text:style-name="P33">اِنِرَا مِنْيِ كَلِمُ</text:p>
      <text:p text:style-name="P33">اُلِوِوُ جَهَنَّمُ</text:p>
      <text:p text:style-name="P33">اَجَلِ حُمْزِڠِيَا</text:p>
      <text:p text:style-name="P33"/>
      <text:p text:style-name="P33">#96</text:p>
      <text:p text:style-name="P33">حَيَ نِمِيَخِتِمُ</text:p>
      <text:p text:style-name="P33">نَمَغِيْنِ نِنُظُمُ</text:p>
      <text:p text:style-name="P33">كْوَا جَمِعِ مُفَهَمُ</text:p>
      <text:p text:style-name="P33"><text:soft-page-break/>نِمِپِنْدَ كُوَابِيَا</text:p>
      <text:p text:style-name="P33"/>
      <text:p text:style-name="P33">#97</text:p>
      <text:p text:style-name="P33">فَهَمُنِ وَوُڠَوَانَ</text:p>
      <text:p text:style-name="P33">يِوُ نِوَاپِ مَعَنَا</text:p>
      <text:p text:style-name="P33">پِتِ يَنْڠُ يَمَئِيْنَ</text:p>
      <text:p text:style-name="P33">حُجَ نَلُوْ اِوَاتِيَا</text:p>
      <text:p text:style-name="P33"/>
      <text:p text:style-name="P33">#98</text:p>
      <text:p text:style-name="P33">نَلِئِوَاتَ كَسِدِ</text:p>
      <text:p text:style-name="P33">سِمَحَبُ كُنِزِدِا</text:p>
      <text:p text:style-name="P33">مَرَاحُوْزَا وَوَآلدِ</text:p>
      <text:p text:style-name="P33">اَكَصِيْرِ كُپُتِيْيَا</text:p>
      <text:p text:style-name="P33"/>
      <text:p text:style-name="P33">#99</text:p>
      <text:p text:style-name="P33">عَلِيْ اَلُفِكِيْرِ</text:p>
      <text:p text:style-name="P33">نْرِيُ يُتِ يَلُجِيْرِ</text:p>
      <text:p text:style-name="P33"><text:soft-page-break/>اَكَوازَوَا جَعْفَرِ</text:p>
      <text:p text:style-name="P33">وَ مَوْلَنَا عَلِيَ</text:p>
      <text:p text:style-name="P33"/>
      <text:p text:style-name="P34">#100</text:p>
      <text:p text:style-name="P37">اَكَئِيَّڠَ كِجَانَ</text:p>
      <text:p text:style-name="P37">نَبَبَكِ وَكَفَنَ</text:p>
      <text:p text:style-name="P37">كُلَ اَلٗكِمُوُنَ</text:p>
      <text:p text:style-name="P37">سُوْرَ زَلِكِمْوِلِيَ</text:p>
      <text:p text:style-name="P37"/>
      <text:p text:style-name="P37">#101</text:p>
      <text:p text:style-name="P37">وَتُ وَلِكِيْذُكُرِ</text:p>
      <text:p text:style-name="P37">عَلِيْ حَنَا خَبَرِا</text:p>
      <text:p text:style-name="P37">حَتَ مْمُيَ كْوَا سِرِ</text:p>
      <text:p text:style-name="P37">هَكُنَ اَلُمْوَمْبِيَا</text:p>
      <text:p text:style-name="P37"/>
      <text:p text:style-name="P37">#102</text:p>
      <text:p text:style-name="P37">اَلِپُپِنْدَا مَنَانِ</text:p>
      <text:p text:style-name="P37"><text:soft-page-break/>كُمْوَامْبِيَا مُعَيَانِ</text:p>
      <text:p text:style-name="P37">كُنَ كِسِمَ مِتُنِ</text:p>
      <text:p text:style-name="P37">اَكِرَا كُتَنْڠَلِيَا</text:p>
      <text:p text:style-name="P37"/>
      <text:p text:style-name="P37">#103</text:p>
      <text:p text:style-name="P37">تِنَ اَكِرَا كْوَ شَكَ</text:p>
      <text:p text:style-name="P37">مَاءِ اَسِپُ يَتَكَ</text:p>
      <text:p text:style-name="P37">نَيِ اَكَكِفِنِكَ</text:p>
      <text:p text:style-name="P37">نِوَازِ اَكِتِيْرِيَ</text:p>
      <text:p text:style-name="P37"/>
      <text:p text:style-name="P37">#104</text:p>
      <text:p text:style-name="P37">حَپُ عَلِيْ حَيْدَرِ</text:p>
      <text:p text:style-name="P37">كِوَزَا نَكُفِيْكِرِا</text:p>
      <text:p text:style-name="P37">وَمِكُيَ مَكُفَرِا</text:p>
      <text:p text:style-name="P37">يِوُ كينِفُنُلِيَا</text:p>
      <text:p text:style-name="P37"/>
      <text:p text:style-name="P37">#105</text:p>
      <text:p text:style-name="P37"><text:soft-page-break/>اَلِسَا اَكَتَمْكَ</text:p>
      <text:p text:style-name="P37">نَيِوُ تَكِفِنِكَ</text:p>
      <text:p text:style-name="P37">سِنَا بُدِ تَمْشِيْكَ</text:p>
      <text:p text:style-name="P37">مْتُوِ اَ<text:span text:style-name="T20">مِيْزُوِيَ</text:span></text:p>
      <text:p text:style-name="P37"/>
      <text:p text:style-name="P38">#106</text:p>
      <text:p text:style-name="P38">اَػُرُكَ حُكُ نْيُمَ</text:p>
      <text:p text:style-name="P38">جَعفَرِ اَكِڠِيْمَ</text:p>
      <text:p text:style-name="P38">بَوُ اَكَلِسُكُمَ</text:p>
      <text:p text:style-name="P38">مْبَلِ اَكَلِمْبِيْرِيَ</text:p>
      <text:p text:style-name="P38"/>
      <text:p text:style-name="P38">#107</text:p>
      <text:p text:style-name="P38">بُزِ وَكَيَ كّوَا حِمَ</text:p>
      <text:p text:style-name="P38">جَعَفَرِ اُكُنْيُمَ</text:p>
      <text:p text:style-name="P38">كِسَ نَأِ اَكِڠِيْمَ</text:p>
      <text:p text:style-name="P38">عَلِيْ حُموَاغَلِيَا</text:p>
      <text:p text:style-name="P38"/>
      <text:p text:style-name="P38"><text:soft-page-break/>#108</text:p>
      <text:p text:style-name="P38">اَكِڠِمَ كَرَادِدِ</text:p>
      <text:p text:style-name="P38">تُتَشِنْرَانَ كُسِدِ</text:p>
      <text:p text:style-name="P38">كْوَانْدَا يَوُ اَكِرُدِ</text:p>
      <text:p text:style-name="P38">حَلِدِرَكى اَكِيَا</text:p>
      <text:p text:style-name="P38"/>
      <text:p text:style-name="P38">#109</text:p>
      <text:p text:style-name="P38">كَمَ حُفَنْيَ نِبِرِ</text:p>
      <text:p text:style-name="P38">اَيَپُ اَتَنِكِيْرَا</text:p>
      <text:p text:style-name="P38">حِلِ هُپَتَ نَدَرِ</text:p>
      <text:p text:style-name="P38">غُوْ اُتَغِنِيْكِيَا</text:p>
      <text:p text:style-name="P38"/>
      <text:p text:style-name="P39">#110</text:p>
      <text:p text:style-name="P39">مَئِ كَتِكَ كَتِكَ</text:p>
      <text:p text:style-name="P39">نَيِ عَلِيْ كَتُكَا</text:p>
      <text:p text:style-name="P39">مْكُوْنُ اَكَمْشِيْكَ</text:p>
      <text:p text:style-name="P39">جَعْفَرِ اَكَمْوَمْبِيَا</text:p>
      <text:p text:style-name="P39"><text:soft-page-break/>#112</text:p>
      <text:p text:style-name="P39">وِوِ حُنِشِيْكِيَنِ</text:p>
      <text:p text:style-name="P39">مِمِ سِكُػِ سِنَنِ</text:p>
      <text:p text:style-name="P39">حَتَ اُكِوَا نَجِنِ</text:p>
      <text:p text:style-name="P39">نَيُوَا كُكُسُمِيَا</text:p>
      <text:p text:style-name="P39"/>
      <text:p text:style-name="P39">#113</text:p>
      <text:p text:style-name="P39"><text:s/>حَيَا نِمِزُفَصِيْرِ</text:p>
      <text:p text:style-name="P39">سِكُيَنِنَ كْوَا سِرِا</text:p>
      <text:p text:style-name="P39">اُكِتَكَا اِظْهَرِا</text:p>
      <text:p text:style-name="P39">نَزَءِدِ تَكْوَامْبِيَا</text:p>
      <text:p text:style-name="P39"/>
      <text:p text:style-name="P39">#114</text:p>
      <text:p text:style-name="P39">كَمْڤُتِيَ كْوَمْبَلِ</text:p>
      <text:p text:style-name="P39">وَكَوَنَ وُوَوِيْلِ</text:p>
      <text:p text:style-name="P39">كِسَ كَڤُتَ قَوْلِ</text:p>
      <text:p text:style-name="P39">جَعْفَرِ اَكَمْوَمْبِيَا</text:p>
      <text:p text:style-name="P39"><text:soft-page-break/></text:p>
      <text:p text:style-name="P39">#115</text:p>
      <text:p text:style-name="P39">اَكَمْوَمْبِيَا اَكَبَيِنِ</text:p>
      <text:p text:style-name="P39">مْوَانَ اَدَمُ نِنْيَنِ</text:p>
      <text:p text:style-name="P39">بَبَا هَكُ دُنِيَانِ</text:p>
      <text:p text:style-name="P39">نْرِپُ اُكَنِوَنِيَا</text:p>
      <text:p text:style-name="P39"/>
      <text:p text:style-name="P39">#116</text:p>
      <text:p text:style-name="P39">كَمُوُلِيْزَا اُنَنِ</text:p>
      <text:p text:style-name="P39">وِوِ بَبَكُ نِنْيَنِ</text:p>
      <text:p text:style-name="P39">كَبَ نِپِةِ ػَنْدَانِ</text:p>
      <text:p text:style-name="P39">عَلِيْ كَمْوَاغَلِيَا</text:p>
      <text:p text:style-name="P39"/>
      <text:p text:style-name="P39">#117</text:p>
      <text:p text:style-name="P40">پِتِ كْوَغَلِيَ كْوَكِ</text:p>
      <text:p text:style-name="P40">كِسُمَ اِنَ نِلَكِ</text:p>
      <text:p text:style-name="P40">اَرُدِ اَسِكِتِكِ</text:p>
      <text:p text:style-name="P40"><text:soft-page-break/>نَمَيُتُ كُمْغِيَا</text:p>
      <text:p text:style-name="P40"/>
      <text:p text:style-name="P40">#118</text:p>
      <text:p text:style-name="P40">كِسَ حَپُ اَمْوَمْبِيِ</text:p>
      <text:p text:style-name="P40">سِغَلِ نِكُپِجِيَا</text:p>
      <text:p text:style-name="P40">اِنَ لَكُوْ حِتْوَاأِيِ</text:p>
      <text:p text:style-name="P40">بَبَا نِمِمِ عَلِيَا</text:p>
      <text:p text:style-name="P40"/>
      <text:p text:style-name="P40">#119</text:p>
      <text:p text:style-name="P40">نِڠَلِ پُتِيْزَا دَامُ</text:p>
      <text:p text:style-name="P40">كَبَ سِكُكُفَهَمُ</text:p>
      <text:p text:style-name="P40">كِجَانَ كَتَكَلَمُ</text:p>
      <text:p text:style-name="P40">جَعْفَارِ اَكَمْوَمْبِيَا</text:p>
      <text:p text:style-name="P40"/>
      <text:p text:style-name="P40">#120</text:p>
      <text:p text:style-name="P40">وِوِ مْتُ حُمُوُنَ</text:p>
      <text:p text:style-name="P40">كْوَانْدَ حُمُوُزِ اِنَ</text:p>
      <text:p text:style-name="P40"><text:soft-page-break/>حُنِئُنْيَ اُجَڠِيْنَ</text:p>
      <text:p text:style-name="P40">وَلِأُنَ تَكِمْبِيَا</text:p>
      <text:p text:style-name="P40"/>
      <text:p text:style-name="P40">#121</text:p>
      <text:p text:style-name="P40">كَنْدَا نِپَا پِتِ يَنْڠُ</text:p>
      <text:p text:style-name="P40">اُكِسَا اُوِ نِبَبَڠُ</text:p>
      <text:p text:style-name="P40">اُمِنِتِيَا مَتُنْڠُ</text:p>
      <text:p text:style-name="P40">مُيِلِنِ كُنِنِيَا</text:p>
      <text:p text:style-name="P40"/>
      <text:p text:style-name="P40">#122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0:29:22.410780382</meta:creation-date>
    <meta:editing-duration>P3DT5H2M6S</meta:editing-duration>
    <meta:editing-cycles>37</meta:editing-cycles>
    <meta:generator>LibreOffice/4.4.3.2$Linux_X86_64 LibreOffice_project/40m0$Build-2</meta:generator>
    <dc:title>andika</dc:title>
    <dc:date>2015-06-01T12:48:09.507416662</dc:date>
    <meta:document-statistic meta:table-count="0" meta:image-count="0" meta:object-count="0" meta:page-count="42" meta:paragraph-count="590" meta:word-count="1299" meta:character-count="5699" meta:non-whitespace-character-count="4987"/>
    <meta:template xlink:type="simple" xlink:actuate="onRequest" xlink:title="andika" xlink:href="../../../../../../.config/libreoffice/4/user/template/andika.ott" meta:date="2015-05-22T20:29:20.792530229"/>
  </office:meta>
</office:document-meta>
</file>